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font-style="italic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>
        <form:form form:apply-filter="true" form:control-implementation="ooo:com.sun.star.form.component.Form" office:target-frame="" xlink:href="../../../../../../../../../Citation/Download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rover E C Guzman , <text:span text:style-name="T2">André Fujita</text:span>, A fast algorithm to approximate the spectral density of locally tree-like networks with assortativity, <text:span text:style-name="Emphasis">Journal of Complex Networks</text:span>, Volume 11, Issue 2, April 2023, cnad005, <text:a xlink:type="simple" xlink:href="https://doi.org/10.1093/comnet/cnad005" text:style-name="Internet_20_link" text:visited-style-name="Visited_20_Internet_20_Link">https://doi.org/10.1093/comnet/cnad005</text:a></text:p>
      <text:p text:style-name="Standard"/>
      <text:p text:style-name="Text_20_body">Grover E C Guzman and others, Efficient eigenvalue counts for tree-like networks, <text:span text:style-name="Emphasis">Journal of Complex Networks</text:span>, Volume 10, Issue 5, October 2022, cnac040, <text:a xlink:type="simple" xlink:href="https://doi.org/10.1093/comnet/cnac040" text:style-name="Internet_20_link" text:visited-style-name="Visited_20_Internet_20_Link">https://doi.org/10.1093/comnet/cnac040</text:a></text:p>
      <text:p text:style-name="Standard">Suzana de Siqueira Santos and others, Spectral density of random graphs: convergence properties and application in model fitting, <text:span text:style-name="Emphasis">Journal of Complex Networks</text:span>, Volume 9, Issue 6, December 2021, cnab041, <text:a xlink:type="simple" xlink:href="https://doi.org/10.1093/comnet/cnab041" text:style-name="Internet_20_link" text:visited-style-name="Visited_20_Internet_20_Link">https://doi.org/10.1093/comnet/cnab041</text:a></text:p>
      <text:p text:style-name="Standard"/>
      <text:p text:style-name="Standard">Guzman, G., Stadler, P., &amp; <text:span text:style-name="T2">Fujita, A</text:span>. (2021). Efficient Laplacian spectral density computations for networks with arbitrary degree distributions. Network Science, 9(3), 312-327. doi:10.1017/nws.2021.10</text:p>
      <text:p text:style-name="Standard"/>
      <text:p text:style-name="Standard"><text:span text:style-name="T2">Andre Fujita</text:span> and others, A semi-parametric statistical test to compare complex networks, <text:span text:style-name="Emphasis">Journal of Complex Networks</text:span>, Volume 8, Issue 2, April 2020, cnz028, <text:a xlink:type="simple" xlink:href="https://doi.org/10.1093/comnet/cnz028" text:style-name="Internet_20_link" text:visited-style-name="Visited_20_Internet_20_Link">https://doi.org/10.1093/comnet/cnz028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oerg Fallmann</meta:initial-creator>
    <meta:creation-date>2023-07-03T08:47:37.315271518</meta:creation-date>
    <dc:date>2023-07-03T08:51:35.698479189</dc:date>
    <dc:creator>Joerg Fallmann</dc:creator>
    <meta:editing-duration>PT3M58S</meta:editing-duration>
    <meta:editing-cycles>2</meta:editing-cycles>
    <meta:generator>LibreOffice/7.5.3.2$Linux_X86_64 LibreOffice_project/50$Build-2</meta:generator>
    <meta:document-statistic meta:table-count="0" meta:image-count="0" meta:object-count="0" meta:page-count="1" meta:paragraph-count="5" meta:word-count="135" meta:character-count="1072" meta:non-whitespace-character-count="942"/>
  </office:meta>
</office:document-meta>
</file>